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opacity="100%" draw:opacity-name="Transparency_20_2" draw:textarea-horizontal-align="justify" draw:textarea-vertical-align="middle" draw:auto-grow-height="false" fo:min-height="1.995cm" fo:min-width="2.465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fill-color="#b4c7dc" draw:opacity="29%" draw:opacity-name="" draw:textarea-horizontal-align="justify" draw:textarea-vertical-align="middle" draw:auto-grow-height="false" fo:min-height="5.973cm" fo:min-width="17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559cm" fo:min-width="0.5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925cm"/>
    </style:style>
    <style:style style:name="gr7" style:family="graphic" style:parent-style-name="standard">
      <style:graphic-properties draw:fill="solid" draw:fill-color="#ff6d6d" draw:opacity="100%" draw:opacity-name="Transparency_20_5" draw:textarea-horizontal-align="justify" draw:textarea-vertical-align="middle" draw:auto-grow-height="false" fo:min-height="1.637cm" fo:min-width="1.476cm"/>
    </style:style>
    <style:style style:name="gr8" style:family="graphic" style:parent-style-name="standard">
      <style:graphic-properties draw:fill="solid" draw:fill-color="#81d41a" draw:opacity="100%" draw:opacity-name="Transparency_20_1" draw:textarea-horizontal-align="justify" draw:textarea-vertical-align="middle" draw:auto-grow-height="false" fo:min-height="1.637cm" fo:min-width="1.476cm"/>
    </style:style>
    <style:style style:name="gr9" style:family="graphic" style:parent-style-name="standard">
      <style:graphic-properties draw:fill-color="#800080" draw:opacity="100%" draw:opacity-name="Transparency_20_1" draw:textarea-horizontal-align="justify" draw:textarea-vertical-align="middle" draw:auto-grow-height="false" fo:min-height="1.368cm" fo:min-width="2.643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fill-color="#3faf46" draw:opacity="15%" draw:textarea-horizontal-align="justify" draw:textarea-vertical-align="middle" draw:auto-grow-height="false" fo:min-height="11.434cm" fo:min-width="17.534cm"/>
    </style:style>
    <style:style style:name="gr12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00" draw:opacity="100%" draw:opacity-name="Transparency_20_2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-color="#b4c7dc" draw:opacity="29%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solid" draw:fill-color="#ff6d6d" draw:opacity="100%" draw:opacity-name="Transparency_20_5"/>
      <style:paragraph-properties fo:text-align="center"/>
    </style:style>
    <style:style style:name="P10" style:family="paragraph">
      <loext:graphic-properties draw:fill="solid" draw:fill-color="#81d41a" draw:opacity="100%" draw:opacity-name="Transparency_20_1"/>
      <style:paragraph-properties fo:text-align="center"/>
    </style:style>
    <style:style style:name="P11" style:family="paragraph">
      <loext:graphic-properties draw:fill-color="#800080" draw:opacity="100%" draw:opacity-name="Transparency_20_1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3faf46" draw:opacity="15%"/>
      <style:paragraph-properties fo:text-align="center"/>
    </style:style>
    <style:style style:name="P14" style:family="paragraph">
      <style:text-properties fo:color="#158466" fo:font-size="28pt" style:font-size-asian="28pt" style:font-size-complex="28pt"/>
    </style:style>
    <style:style style:name="P15" style:family="paragraph">
      <loext:graphic-properties draw:fill="none" draw:fill-color="#ffffff"/>
      <style:text-properties fo:color="#158466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1584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3.175cm" svg:x="5.953cm" svg:y="14.462cm">
          <text:p text:style-name="P1">Rabbitm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3.286cm" svg:y="25.6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5" draw:layer="layout" svg:width="17.907cm" svg:height="6.223cm" draw:transform="skewX (-0.0010471975511966) rotate (-0.00104719755119678) translate (2.143cm 1.762cm)">
          <text:p text:style-name="P4"><text:span text:style-name="T1">GitHub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143cm" svg:x="3.921cm" svg:y="6.08cm">
          <text:p text:style-name="P1"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398cm" svg:y1="9.382cm" svg:x2="10.398cm" svg:y2="7.985cm">
          <text:p/>
        </draw:line>
        <draw:frame draw:style-name="gr6" draw:text-style-name="P8" draw:layer="layout" svg:width="16.383cm" svg:height="3.175cm" svg:x="3.667cm" svg:y="13.319cm">
          <draw:text-box>
            <text:p text:style-name="P7"><text:span text:style-name="T2">MESSAGE BROKERS (configurables)</text:span></text:p>
          </draw:text-box>
        </draw:frame>
        <draw:custom-shape draw:style-name="gr7" draw:text-style-name="P9" draw:layer="layout" svg:width="2.794cm" svg:height="2.667cm" svg:x="11.414cm" svg:y="14.716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794cm" svg:height="2.667cm" svg:x="15.318cm" svg:y="14.568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24cm" svg:height="1.143cm" svg:x="5.699cm" svg:y="6.08cm">
          <text:p text:style-name="P1"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24cm" svg:height="1.143cm" svg:x="13.319cm" svg:y="6.334cm">
          <text:p text:style-name="P1"><text:s/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24cm" svg:height="1.143cm" svg:x="15.351cm" svg:y="5.191cm">
          <text:p text:style-name="P1"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4.445cm" svg:height="2.286cm" svg:x="8.239cm" svg:y="9.382cm">
          <text:p text:style-name="P1">Pull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4.445cm" svg:height="2.286cm" svg:x="13.192cm" svg:y="9.382cm">
          <text:p text:style-name="P1">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3.319cm" svg:y1="10.525cm" svg:x2="12.43cm" svg:y2="10.525cm">
          <text:p/>
        </draw:line>
        <draw:frame draw:style-name="gr10" draw:text-style-name="P12" draw:layer="layout" svg:width="8.001cm" svg:height="2.384cm" svg:x="10.525cm" svg:y="8.239cm">
          <draw:text-box>
            <text:p>Conditional requests</text:p>
          </draw:text-box>
        </draw:frame>
        <draw:line draw:style-name="gr5" draw:text-style-name="P6" draw:layer="layout" svg:x1="12.43cm" svg:y1="11.033cm" svg:x2="13.7cm" svg:y2="11.033cm">
          <text:p/>
        </draw:line>
        <draw:custom-shape draw:style-name="gr11" draw:text-style-name="P13" draw:layer="layout" svg:width="18.034cm" svg:height="11.684cm" svg:x="2.09cm" svg:y="8.292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2.319cm" svg:height="2.453cm" svg:x="4.683cm" svg:y="18.526cm">
          <draw:text-box>
            <text:p text:style-name="P14"><text:span text:style-name="T3">COSMIC-RIVER SERVER</text:span></text:p>
          </draw:text-box>
        </draw:frame>
        <draw:line draw:style-name="gr5" draw:text-style-name="P6" draw:layer="layout" svg:x1="10.779cm" svg:y1="11.922cm" svg:x2="10.779cm" svg:y2="13.573cm">
          <text:p/>
        </draw:line>
        <draw:custom-shape draw:style-name="gr9" draw:text-style-name="P11" draw:layer="layout" svg:width="4.445cm" svg:height="2.286cm" svg:x="8.239cm" svg:y="9.382cm">
          <text:p text:style-name="P1">Pull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23:45:32.871364956</meta:creation-date>
    <dc:date>2019-07-01T23:59:47.940541696</dc:date>
    <meta:editing-duration>PT1M29S</meta:editing-duration>
    <meta:editing-cycles>1</meta:editing-cycles>
    <meta:document-statistic meta:object-count="20"/>
    <meta:generator>LibreOffice/6.1.3.2$Linux_X86_64 LibreOffice_project/10$Build-2</meta:generator>
  </office:meta>
</office:document-meta>
</file>